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800000130C3970931.png"/>
  <manifest:file-entry manifest:media-type="image/png" manifest:full-path="Pictures/10000000000001CF000001147C12DEBF.png"/>
  <manifest:file-entry manifest:media-type="image/png" manifest:full-path="Pictures/10000201000006C7000003421CCAF3A3.png"/>
  <manifest:file-entry manifest:media-type="image/png" manifest:full-path="Pictures/10000000000000CD000000C864B60C57.png"/>
  <manifest:file-entry manifest:media-type="image/png" manifest:full-path="Pictures/1000000000000123000000FB5872D6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03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25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346cm" svg:height="18.913cm" svg:x="-0.222cm" svg:y="0cm">
          <draw:image xlink:href="Pictures/10000201000006C7000003421CCAF3A3.png" xlink:type="simple" xlink:show="embed" xlink:actuate="onLoad">
            <text:p/>
          </draw:image>
        </draw:frame>
        <draw:circle draw:style-name="gr2" draw:text-style-name="P1" draw:layer="layout" svg:width="2.19cm" svg:height="2.19cm" svg:x="1.177cm" svg:y="0.064cm">
          <text:p/>
        </draw:circle>
        <draw:line draw:style-name="gr3" draw:text-style-name="P1" draw:layer="layout" svg:x1="2.28cm" svg:y1="0.064cm" svg:x2="7.45cm" svg:y2="0.245cm">
          <text:p/>
        </draw:line>
        <draw:line draw:style-name="gr3" draw:text-style-name="P1" draw:layer="layout" svg:x1="2.038cm" svg:y1="2.271cm" svg:x2="7.45cm" svg:y2="4.539cm">
          <text:p/>
        </draw:line>
        <draw:g>
          <draw:rect draw:style-name="gr4" draw:text-style-name="P1" draw:layer="layout" svg:width="6.465cm" svg:height="4.294cm" svg:x="7.456cm" svg:y="0.245cm">
            <text:p/>
          </draw:rect>
          <draw:frame draw:style-name="gr5" draw:text-style-name="P1" draw:layer="layout" svg:width="6.411cm" svg:height="4.241cm" svg:x="7.478cm" svg:y="0.262cm">
            <draw:image xlink:href="Pictures/1000000000000123000000FB5872D6BF.png" xlink:type="simple" xlink:show="embed" xlink:actuate="onLoad">
              <text:p/>
            </draw:image>
          </draw:frame>
        </draw:g>
        <draw:frame draw:style-name="gr1" draw:text-style-name="P1" draw:layer="layout" svg:width="6.23cm" svg:height="4.475cm" svg:x="11.653cm" svg:y="5.598cm">
          <draw:image xlink:href="Pictures/10000000000001CF000001147C12DEBF.png" xlink:type="simple" xlink:show="embed" xlink:actuate="onLoad">
            <text:p/>
          </draw:image>
        </draw:frame>
        <draw:circle draw:style-name="gr4" draw:text-style-name="P1" draw:layer="layout" svg:width="1.845cm" svg:height="1.845cm" svg:x="7.692cm" svg:y="11.494cm">
          <text:p/>
        </draw:circle>
        <draw:line draw:style-name="gr3" draw:text-style-name="P1" draw:layer="layout" svg:x1="8.871cm" svg:y1="13.308cm" svg:x2="17.852cm" svg:y2="10.073cm">
          <text:p/>
        </draw:line>
        <draw:line draw:style-name="gr3" draw:text-style-name="P1" draw:layer="layout" svg:x1="7.903cm" svg:y1="11.826cm" svg:x2="11.622cm" svg:y2="5.597cm">
          <text:p/>
        </draw:line>
        <draw:rect draw:style-name="gr4" draw:text-style-name="P1" draw:layer="layout" svg:width="6.229cm" svg:height="4.505cm" svg:x="11.622cm" svg:y="5.568cm">
          <text:p/>
        </draw:rect>
        <draw:circle draw:style-name="gr4" draw:text-style-name="P1" draw:layer="layout" svg:width="1.059cm" svg:height="1.059cm" svg:x="30.128cm" svg:y="14.76cm">
          <text:p/>
        </draw:circle>
        <draw:g>
          <draw:frame draw:style-name="gr6" draw:text-style-name="P1" draw:layer="layout" svg:width="4.767cm" svg:height="4.927cm" svg:x="23.256cm" svg:y="5.361cm">
            <draw:image xlink:href="Pictures/100000000000012800000130C3970931.png" xlink:type="simple" xlink:show="embed" xlink:actuate="onLoad">
              <text:p/>
            </draw:image>
          </draw:frame>
          <draw:rect draw:style-name="gr4" draw:text-style-name="P1" draw:layer="layout" svg:width="4.475cm" svg:height="4.748cm" svg:x="23.528cm" svg:y="5.567cm">
            <text:p/>
          </draw:rect>
        </draw:g>
        <draw:line draw:style-name="gr3" draw:text-style-name="P1" draw:layer="layout" svg:x1="30.28cm" svg:y1="15.667cm" svg:x2="23.545cm" svg:y2="10.308cm">
          <text:p/>
        </draw:line>
        <draw:line draw:style-name="gr3" draw:text-style-name="P1" draw:layer="layout" svg:x1="31.145cm" svg:y1="15.088cm" svg:x2="27.998cm" svg:y2="5.566cm">
          <text:p/>
        </draw:line>
        <draw:circle draw:style-name="gr4" draw:text-style-name="P1" draw:layer="layout" svg:width="1.031cm" svg:height="1.031cm" svg:x="30.101cm" svg:y="10.967cm">
          <text:p/>
        </draw:circle>
        <draw:g>
          <draw:frame draw:style-name="gr1" draw:text-style-name="P1" draw:layer="layout" svg:width="4.852cm" svg:height="4.928cm" svg:x="33.152cm" svg:y="4.701cm">
            <draw:image xlink:href="Pictures/10000000000000CD000000C864B60C57.png" xlink:type="simple" xlink:show="embed" xlink:actuate="onLoad">
              <text:p/>
            </draw:image>
          </draw:frame>
          <draw:rect draw:style-name="gr4" draw:text-style-name="P1" draw:layer="layout" svg:width="5.072cm" svg:height="5.071cm" svg:x="33.028cm" svg:y="4.577cm">
            <text:p/>
          </draw:rect>
        </draw:g>
        <draw:line draw:style-name="gr3" draw:text-style-name="P1" draw:layer="layout" svg:x1="30.208cm" svg:y1="11.127cm" svg:x2="33.02cm" svg:y2="4.566cm">
          <text:p/>
        </draw:line>
        <draw:line draw:style-name="gr3" draw:text-style-name="P1" draw:layer="layout" svg:x1="38.1cm" svg:y1="9.646cm" svg:x2="30.662cm" svg:y2="12.0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2T18:49:24</meta:creation-date>
    <dc:date>2009-05-12T20:06:21</dc:date>
    <meta:editing-duration>PT00H59M56S</meta:editing-duration>
    <meta:editing-cycles>5</meta:editing-cycles>
    <meta:generator>OpenOffice.org/3.0$Unix OpenOffice.org_project/300m15$Build-9379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